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ableColumn4" style:family="table-column">
      <style:table-column-properties style:column-width="0.3875in"/>
    </style:style>
    <style:style style:name="TableColumn5" style:family="table-column">
      <style:table-column-properties style:column-width="2.3125in"/>
    </style:style>
    <style:style style:name="TableColumn6" style:family="table-column">
      <style:table-column-properties style:column-width="1.9375in"/>
    </style:style>
    <style:style style:name="TableColumn7" style:family="table-column">
      <style:table-column-properties style:column-width="2.0125in"/>
    </style:style>
    <style:style style:name="Table3" style:family="table">
      <style:table-properties style:width="6.65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padding-top="0in" fo:padding-left="0.075in" fo:padding-bottom="0in" fo:padding-right="0.075in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Normal" style:family="paragraph">
      <style:paragraph-properties fo:text-align="end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Normal" style:family="paragraph">
      <style:paragraph-properties fo:text-align="end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" style:family="paragraph">
      <style:paragraph-properties fo:text-align="end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paragraph-properties fo:text-align="end"/>
    </style:style>
    <style:style style:name="P27" style:parent-style-name="Normal" style:family="paragraph"/>
    <style:style style:name="P28" style:parent-style-name="Normal" style:family="paragraph"/>
    <style:style style:name="P29" style:parent-style-name="Normal" style:family="paragraph"/>
    <style:style style:name="P30" style:parent-style-name="Normal" style:family="paragraph"/>
    <style:style style:name="T31" style:parent-style-name="DefaultParagraphFont" style:family="text">
      <style:text-properties style:text-position="sub 66.6%"/>
    </style:style>
    <style:style style:name="P32" style:parent-style-name="Normal" style:family="paragraph"/>
    <style:style style:name="T33" style:parent-style-name="DefaultParagraphFont" style:family="text">
      <style:text-properties style:text-position="sub 66.6%"/>
    </style:style>
    <style:style style:name="P34" style:parent-style-name="Normal" style:family="paragraph"/>
    <style:style style:name="P35" style:parent-style-name="Normal" style:family="paragraph"/>
    <style:style style:name="P36" style:parent-style-name="Normal" style:family="paragraph"/>
    <style:style style:name="TableColumn38" style:family="table-column">
      <style:table-column-properties style:column-width="0.625in"/>
    </style:style>
    <style:style style:name="TableColumn39" style:family="table-column">
      <style:table-column-properties style:column-width="1.0625in"/>
    </style:style>
    <style:style style:name="TableColumn40" style:family="table-column">
      <style:table-column-properties style:column-width="2.0625in"/>
    </style:style>
    <style:style style:name="TableColumn41" style:family="table-column">
      <style:table-column-properties style:column-width="2.075in"/>
    </style:style>
    <style:style style:name="Table37" style:family="table">
      <style:table-properties style:width="5.825in" fo:margin-left="0in" table:align="left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text-properties fo:font-weight="bold" style:font-weight-asian="bold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text-properties fo:font-weight="bold" style:font-weight-asian="bold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T48" style:parent-style-name="DefaultParagraphFont" style:family="text">
      <style:text-properties fo:font-weight="bold" style:font-weight-asian="bold"/>
    </style:style>
    <style:style style:name="T49" style:parent-style-name="DefaultParagraphFont" style:family="text">
      <style:text-properties fo:font-weight="bold" style:font-weight-asian="bold" style:text-position="sub 66.6%"/>
    </style:style>
    <style:style style:name="T50" style:parent-style-name="DefaultParagraphFont" style:family="text">
      <style:text-properties fo:font-weight="bold" style:font-weight-asian="bold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text-properties fo:font-weight="bold" style:font-weight-asian="bold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Normal" style:family="paragraph">
      <style:text-properties style:text-position="sub 66.6%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Normal" style:family="paragraph"/>
  </office:automatic-styles>
  <office:body>
    <office:text text:use-soft-page-breaks="true">
      <text:h text:style-name="P1" text:outline-level="1">Lab Report: <text:s/>Hypothesis Testing<text:s/>–<text:s/>Two<text:s/>Population<text:s/>Proportions</text:h>
      <text:p text:style-name="Normal">Name(s): <text:s/></text:p>
      <text:h text:style-name="Heading2" text:outline-level="2">Data</text:h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Normal"/>
          </table:table-cell>
          <table:table-cell table:style-name="TableCell10">
            <text:p text:style-name="Normal">Country</text:p>
          </table:table-cell>
          <table:table-cell table:style-name="TableCell11">
            <text:p text:style-name="Normal">Female Population</text:p>
          </table:table-cell>
          <table:table-cell table:style-name="TableCell12">
            <text:p text:style-name="Normal">Total Population</text:p>
          </table:table-cell>
        </table:table-row>
        <table:table-row table:style-name="TableRow13">
          <table:table-cell table:style-name="TableCell14">
            <text:p text:style-name="Normal">1</text:p>
          </table:table-cell>
          <table:table-cell table:style-name="TableCell15">
            <text:p text:style-name="Normal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Normal">2</text:p>
          </table:table-cell>
          <table:table-cell table:style-name="TableCell22">
            <text:p text:style-name="Normal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</table:table-row>
      </table:table>
      <text:p text:style-name="Normal"/>
      <text:h text:style-name="Heading2" text:outline-level="2">Hypotheses</text:h>
      <text:list text:style-name="LFO10" text:continue-numbering="true">
        <text:list-item>
          <text:p text:style-name="P27">State the claim that you are testing.</text:p>
          <text:list text:continue-numbering="true">
            <text:list-item>
              <text:p text:style-name="P28"/>
            </text:list-item>
          </text:list>
        </text:list-item>
        <text:list-item>
          <text:p text:style-name="P29">State the null and alternative hypotheses.</text:p>
          <text:list text:continue-numbering="true">
            <text:list-item>
              <text:p text:style-name="P30">H<text:span text:style-name="T31">0</text:span>: <text:s/></text:p>
            </text:list-item>
            <text:list-item>
              <text:p text:style-name="P32">H<text:span text:style-name="T33">a</text:span>: <text:s/></text:p>
            </text:list-item>
          </text:list>
        </text:list-item>
        <text:list-item>
          <text:p text:style-name="P34">Is this a right-tailed, left-tailed, or two-tailed test?</text:p>
          <text:list text:continue-numbering="true">
            <text:list-item>
              <text:p text:style-name="P35"/>
            </text:list-item>
          </text:list>
        </text:list-item>
        <text:list-item>
          <text:p text:style-name="P36">Define the random variable for this test.</text:p>
        </text:list-item>
      </text:list>
      <text:h text:style-name="Heading2" text:outline-level="2">Hypothesis Test</text:h>
      <text:h text:style-name="Heading2" text:outline-level="2"/>
      <text:h text:style-name="Heading2" text:outline-level="2">Interpretation</text:h>
      <text:h text:style-name="Heading3" text:outline-level="3">Decisions on Null Hypothesis</text:h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α</text:p>
          </table:table-cell>
          <table:table-cell table:style-name="TableCell45">
            <text:p text:style-name="P46">p-value<text:s/></text:p>
          </table:table-cell>
          <table:table-cell table:style-name="TableCell47">
            <text:p text:style-name="Normal"><text:span text:style-name="T48">decision <text:s/>(reject or do not reject H</text:span><text:span text:style-name="T49">0</text:span><text:span text:style-name="T50">)</text:span></text:p>
          </table:table-cell>
          <table:table-cell table:style-name="TableCell51">
            <text:p text:style-name="P52">reason for decision</text:p>
          </table:table-cell>
        </table:table-row>
        <table:table-row table:style-name="TableRow53">
          <table:table-cell table:style-name="TableCell54">
            <text:p text:style-name="Normal">0.01</text:p>
          </table:table-cell>
          <table:table-cell table:style-name="TableCell55">
            <text:p text:style-name="Normal"/>
          </table:table-cell>
          <table:table-cell table:style-name="TableCell56">
            <text:p text:style-name="P57"/>
          </table:table-cell>
          <table:table-cell table:style-name="TableCell58">
            <text:p text:style-name="Normal"/>
          </table:table-cell>
        </table:table-row>
      </table:table>
      <text:h text:style-name="Heading3" text:outline-level="3">Conclusions</text:h>
      <text:p text:style-name="Normal"/>
      <text:h text:style-name="Heading2" text:outline-level="2">Discussion</text:h>
      <text:list text:style-name="LFO7" text:continue-numbering="true">
        <text:list-item>
          <text:p text:style-name="P59">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margin-top="0.0416in" fo:margin-bottom="0.0833in"/>
      <style:text-properties style:font-name="Times New Roman" style:font-name-asian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NXMLForeign" style:display-name="CNXML Foreign" style:family="text" style:parent-style-name="DefaultParagraphFont">
      <style:text-properties fo:font-style="italic" style:font-style-asian="italic"/>
    </style:style>
    <style:style style:name="CNXMLCite" style:display-name="CNXML Cite" style:family="text" style:parent-style-name="DefaultParagraphFont">
      <style:text-properties fo:font-style="italic" style:font-style-asian="italic"/>
    </style:style>
    <style:style style:name="CNXMLCodeInline" style:display-name="CNXML Code (Inline)" style:family="text" style:parent-style-name="DefaultParagraphFont">
      <style:text-properties style:font-name="Courier" fo:color="#008000"/>
    </style:style>
    <style:style style:name="CNXMLExample" style:display-name="CNXML Example" style:family="paragraph" style:parent-style-name="Normal">
      <style:text-properties fo:color="#666699" fo:hyphenate="false"/>
    </style:style>
    <style:style style:name="CNXMLQuoteBlock" style:display-name="CNXML Quote (Block)" style:family="paragraph" style:parent-style-name="Normal">
      <style:text-properties fo:font-style="italic" style:font-style-asian="italic" fo:color="#FF6600" style:text-underline-type="single" style:text-underline-style="solid" style:text-underline-width="auto" style:text-underline-mode="continuous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NXMLCodeBlock" style:display-name="CNXML Code (Block)" style:family="paragraph" style:parent-style-name="Normal">
      <style:text-properties style:font-name="Courier" fo:color="#003300" fo:hyphenate="false"/>
    </style:style>
    <style:style style:name="CNXMLNote" style:display-name="CNXML Note" style:family="text" style:parent-style-name="DefaultParagraphFont">
      <style:text-properties fo:color="#FF0000"/>
    </style:style>
    <style:style style:name="CNXMLExerciseProblem" style:display-name="CNXML Exercise (Problem)" style:family="paragraph" style:parent-style-name="Normal">
      <style:text-properties fo:color="#800080" fo:hyphenate="false"/>
    </style:style>
    <style:style style:name="CNXMLExerciseSolution" style:display-name="CNXML Exercise (Solution)" style:family="paragraph" style:parent-style-name="Normal">
      <style:text-properties fo:color="#800080" fo:font-size="10pt" style:font-size-asian="10pt" fo:hyphenate="false"/>
    </style:style>
    <style:style style:name="CNXMLTheoremStatement" style:display-name="CNXML Theorem (Statement)" style:family="paragraph" style:parent-style-name="Normal">
      <style:text-properties fo:font-weight="bold" style:font-weight-asian="bold" fo:color="#800000" fo:hyphenate="false"/>
    </style:style>
    <style:style style:name="CNXMLTheoremProof" style:display-name="CNXML Theorem (Proof)" style:family="paragraph" style:parent-style-name="Normal">
      <style:text-properties fo:color="#800000" fo:font-size="10pt" style:font-size-asian="10pt" fo:hyphenate="false"/>
    </style:style>
    <style:style style:name="CNXMLFigureTitle" style:display-name="CNXML Figure Title" style:family="paragraph" style:parent-style-name="Normal">
      <style:text-properties fo:font-weight="bold" style:font-weight-asian="bold" fo:color="#808080" fo:hyphenate="false"/>
    </style:style>
    <style:style style:name="CNXMLFigureCaption" style:display-name="CNXML Figure Caption" style:family="paragraph" style:parent-style-name="Normal">
      <style:text-properties fo:font-style="italic" style:font-style-asian="italic" fo:color="#808080" fo:font-size="10pt" style:font-size-asian="10pt" fo:hyphenate="false"/>
    </style:style>
    <style:style style:name="CNXMLQuoteInline" style:display-name="CNXML Quote (Inline)" style:family="text" style:parent-style-name="DefaultParagraphFont">
      <style:text-properties fo:font-style="italic" style:font-style-asian="italic" fo:color="#FF9900" style:text-underline-type="single" style:text-underline-style="solid" style:text-underline-width="auto" style:text-underline-mode="continuous"/>
    </style:style>
    <style:style style:name="CNXMLTerm" style:display-name="CNXML Term" style:family="text" style:parent-style-name="DefaultParagraphFont">
      <style:text-properties fo:font-weight="bold" style:font-weight-asian="bold" fo:color="#999999"/>
    </style:style>
    <style:style style:name="CNXMLEmphasis" style:display-name="CNXML Emphasis" style:family="text" style:parent-style-name="DefaultParagraphFont">
      <style:text-properties fo:font-weight="bold" style:font-weight-asian="bold" fo:color="#3366FF"/>
    </style:style>
    <style:style style:name="CNXMLDefinitionTerm" style:display-name="CNXML Definition (Term)" style:family="paragraph" style:parent-style-name="Normal">
      <style:text-properties fo:font-weight="bold" style:font-weight-asian="bold" fo:color="#33CCCC" fo:hyphenate="false"/>
    </style:style>
    <style:style style:name="CNXMLDefinitionMeaning" style:display-name="CNXML Definition (Meaning)" style:family="paragraph" style:parent-style-name="Normal">
      <style:text-properties fo:color="#33CCCC" fo:font-size="11pt" style:font-size-asian="11pt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CNXMLExampleChar" style:display-name="CNXML Example Char" style:family="text" style:parent-style-name="DefaultParagraphFont">
      <style:text-properties style:font-name="Times New Roman" style:font-name-asian="Times New Roman" fo:color="#666699" fo:font-size="12pt" style:font-size-asian="12pt" style:font-size-complex="12pt"/>
    </style:style>
    <style:style style:name="CNXMLGlossarySection" style:display-name="CNXML Glossary Section" style:family="paragraph" style:parent-style-name="Normal" style:next-style-name="Heading1">
      <style:text-properties fo:color="#003300" fo:hyphenate="false"/>
    </style:style>
    <style:style style:name="CNXMLExerciseSolutionChar" style:display-name="CNXML Exercise (Solution) Char" style:family="text" style:parent-style-name="DefaultParagraphFont">
      <style:text-properties style:font-name="Times New Roman" style:font-name-asian="Times New Roman" fo:color="#800080" style:font-size-complex="12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footer>
        <text:p text:style-name="P2">Exploring Elementary Statistics with Statcato, © M. Yau.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myau</meta:initial-creator>
    <dc:creator>myau</dc:creator>
    <meta:creation-date>2010-06-24T22:20:00Z</meta:creation-date>
    <dc:date>2010-06-24T22:20:00Z</dc:date>
    <meta:template xlink:href="Connexions-Document.dot" xlink:type="simple"/>
    <meta:editing-cycles>2</meta:editing-cycles>
    <meta:editing-duration>PT0S</meta:editing-duration>
    <meta:document-statistic meta:page-count="1" meta:paragraph-count="1" meta:word-count="75" meta:character-count="506" meta:row-count="3" meta:non-whitespace-character-count="432"/>
  </office:meta>
</office:document-meta>
</file>